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2"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3"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4"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5"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6"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text-underline-style="none" style:font-size-asian="16pt" style:font-size-complex="16pt"/>
    </style:style>
    <style:style style:name="P7"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color="#000000" style:font-name="Arial" fo:font-size="16pt" style:text-underline-style="none" style:font-size-asian="16pt" style:font-size-complex="16pt"/>
    </style:style>
    <style:style style:name="P8"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font-size-asian="16pt" style:font-size-complex="16pt"/>
    </style:style>
    <style:style style:name="P9"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style:font-size-asian="16pt" style:font-size-complex="16pt"/>
    </style:style>
    <style:style style:name="P10"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11"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en" fo:country="US" style:text-underline-style="none" style:font-size-asian="16pt" style:font-size-complex="16pt"/>
    </style:style>
    <style:style style:name="P12"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3"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P16"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Arial" fo:font-size="16pt" fo:letter-spacing="normal" fo:language="en" fo:country="US" fo:font-style="normal" style:text-underline-style="none" fo:font-weight="normal" style:font-size-asian="16pt" style:font-weight-asian="normal" style:font-size-complex="16pt" style:font-weight-complex="normal"/>
    </style:style>
    <style:style style:name="P17"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8" style:family="paragraph" style:parent-style-name="Standard">
      <style:paragraph-properties fo:margin-left="0cm" fo:margin-right="0cm" fo:line-height="150%" fo:text-align="center"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9"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20"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1" style:family="paragraph" style:parent-style-name="Standard">
      <style:paragraph-properties fo:margin-left="0cm" fo:margin-right="0cm" fo:margin-top="0cm" fo:margin-bottom="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22"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3" style:family="paragraph" style:parent-style-name="Standard">
      <style:paragraph-properties fo:margin-left="0cm" fo:margin-right="0cm" fo:margin-top="0cm" fo:margin-bottom="0.305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24"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5"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222222"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6"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222222" style:font-name="sans-serif" fo:font-size="16pt" fo:letter-spacing="normal" fo:language="cs" fo:country="CZ" fo:font-style="normal" style:text-underline-style="none" fo:font-weight="normal" style:font-size-asian="16pt" style:font-weight-asian="normal" style:font-size-complex="16pt" style:font-weight-complex="normal"/>
    </style:style>
    <style:style style:name="P27"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style>
    <style:style style:name="P28"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font-weight="bold" style:font-size-asian="16pt" style:font-weight-asian="bold" style:font-size-complex="16pt" style:font-weight-complex="bold"/>
    </style:style>
    <style:style style:name="P29"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0"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1"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bold" style:font-size-asian="16pt" style:font-weight-asian="bold" style:font-size-complex="16pt" style:font-weight-complex="bold"/>
    </style:style>
    <style:style style:name="P32"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fo:font-weight="normal" style:font-size-asian="16pt" style:font-weight-asian="normal" style:font-size-complex="16pt" style:font-weight-complex="normal"/>
    </style:style>
    <style:style style:name="P33"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style:font-size-asian="16pt" style:font-size-complex="16pt"/>
    </style:style>
    <style:style style:name="P34"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size="16pt" style:font-size-asian="16pt" style:font-size-complex="16pt"/>
    </style:style>
    <style:style style:name="P35" style:family="paragraph" style:parent-style-name="Text_20_body">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6" style:family="paragraph" style:parent-style-name="Text_20_body">
      <style:paragraph-properties fo:margin-left="0cm" fo:margin-right="0cm" fo:line-height="150%" fo:text-align="justify" style:justify-single-word="false" fo:orphans="2" fo:widows="2" fo:text-indent="0cm" style:auto-text-indent="false" fo:background-color="#eeeeee">
        <style:background-image/>
      </style:paragraph-properties>
    </style:style>
    <style:style style:name="P37" style:family="paragraph" style:parent-style-name="Standard">
      <style:paragraph-properties fo:margin-left="0cm" fo:margin-right="0cm" fo:margin-top="0cm" fo:margin-bottom="0.356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38" style:family="paragraph" style:parent-style-name="Text_20_body">
      <style:paragraph-properties fo:line-height="150%" style:shadow="none"/>
      <style:text-properties style:font-name="Arial" fo:font-size="16pt" fo:language="cs" fo:country="CZ" style:font-size-asian="16pt" style:font-size-complex="16pt"/>
    </style:style>
    <style:style style:name="P39" style:family="paragraph" style:parent-style-name="Text_20_body">
      <style:paragraph-properties fo:line-height="150%" style:shadow="none"/>
      <style:text-properties fo:font-variant="normal" fo:text-transform="none" fo:color="#222222" style:font-name="Arial" fo:font-size="16pt" fo:letter-spacing="normal" fo:language="cs" fo:country="CZ" fo:font-style="normal" fo:font-weight="normal" style:font-size-asian="16pt" style:font-size-complex="16pt"/>
    </style:style>
    <style:style style:name="P40" style:family="paragraph" style:parent-style-name="Standard">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41"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d0d0d"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2"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3"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4"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46" style:family="paragraph" style:parent-style-name="Standard" style:list-style-name="L1">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47"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9" style:family="paragraph" style:parent-style-name="Standard">
      <style:paragraph-properties fo:margin-left="0cm" fo:margin-right="0cm" fo:margin-top="0cm" fo:margin-bottom="0cm" fo:line-height="150%" fo:text-align="center"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italic" style:text-underline-style="none" fo:font-weight="normal" style:font-size-asian="16pt" style:font-style-asian="italic" style:font-weight-asian="normal" style:font-size-complex="16pt" style:font-style-complex="italic" style:font-weight-complex="normal"/>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size="16pt" style:font-size-asian="16pt" style:font-size-complex="16pt"/>
    </style:style>
    <style:style style:name="P51"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text-transform="uppercas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52"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3" style:family="paragraph" style:parent-style-name="Standard" style:list-style-name="L2">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56"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57"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8"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59" style:family="paragraph" style:parent-style-name="Text_20_body">
      <style:paragraph-properties fo:margin-left="0cm" fo:margin-right="0cm" fo:line-height="150%" fo:text-align="justify" style:justify-single-word="false" fo:orphans="2" fo:widows="2" fo:text-indent="0cm" style:auto-text-indent="false" fo:background-color="#eeeeee">
        <style:background-image/>
      </style:paragraph-properties>
      <style:text-properties fo:font-variant="normal" fo:text-transform="none" fo:color="#000080" style:font-name="Arial" fo:font-size="16pt" fo:letter-spacing="normal" fo:font-style="normal" fo:font-weight="bold" style:font-size-asian="16pt" style:font-weight-asian="bold" style:font-size-complex="16pt" style:font-weight-complex="bold"/>
    </style:style>
    <style:style style:name="P60" style:family="paragraph" style:parent-style-name="Text_20_body">
      <style:paragraph-properties fo:line-height="150%" fo:text-align="justify" style:justify-single-word="false" style:shadow="none"/>
      <style:text-properties style:font-name="Arial" fo:font-size="16pt" fo:language="cs" fo:country="CZ" style:font-size-asian="16pt" style:font-size-complex="16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cs" fo:country="CZ"/>
    </style:style>
    <style:style style:name="T5" style:family="text">
      <style:text-properties fo:language="cs" fo:country="CZ" style:text-underline-style="none"/>
    </style:style>
    <style:style style:name="T6" style:family="text">
      <style:text-properties fo:language="cs" fo:country="CZ" fo:font-style="italic" style:font-style-asian="italic" style:font-style-complex="italic"/>
    </style:style>
    <style:style style:name="T7" style:family="text">
      <style:text-properties fo:language="cs" fo:country="CZ" fo:font-style="normal" style:font-style-asian="normal" style:font-style-complex="normal"/>
    </style:style>
    <style:style style:name="T8" style:family="text">
      <style:text-properties fo:language="cs" fo:country="CZ" fo:font-weight="normal"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variant="normal" fo:text-transform="none" fo:color="#000000" style:font-name="Arial" fo:font-size="16pt" fo:letter-spacing="normal" fo:font-style="normal" fo:font-weight="normal" style:font-size-asian="16pt" style:font-size-complex="16pt"/>
    </style:style>
    <style:style style:name="T12" style:family="text">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T13" style:family="text">
      <style:text-properties fo:font-variant="normal" fo:text-transform="none" fo:color="#000000" style:font-name="Arial" fo:letter-spacing="normal" fo:language="cs" fo:country="CZ" fo:font-style="normal" style:text-underline-style="none" fo:font-weight="normal" style:font-weight-asian="normal" style:font-weight-complex="normal"/>
    </style:style>
    <style:style style:name="T14" style:family="text">
      <style:text-properties fo:font-variant="normal" fo:text-transform="none" fo:color="#000000" style:font-name="Arial" fo:letter-spacing="normal" fo:language="cs" fo:country="CZ"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color="#000000" style:text-line-through-style="none" style:font-name="Arial" fo:font-size="16pt" fo:letter-spacing="normal" fo:font-style="normal" style:text-underline-style="none" fo:font-weight="normal" style:text-blinking="false" fo:background-color="transparent" style:font-size-asian="16pt" style:font-size-complex="16pt"/>
    </style:style>
    <style:style style:name="T16" style:family="text">
      <style:text-properties fo:font-variant="normal" fo:text-transform="none" fo:color="#006600" style:font-name="Arial" fo:font-size="16pt" fo:letter-spacing="normal" fo:font-style="normal" fo:font-weight="bold" style:font-size-asian="16pt" style:font-weight-asian="bold" style:font-size-complex="16pt" style:font-weight-complex="bold"/>
    </style:style>
    <style:style style:name="T17" style:family="text">
      <style:text-properties fo:font-variant="normal" fo:text-transform="none" fo:color="#006699" style:font-name="Arial" fo:font-size="16pt" fo:letter-spacing="normal" fo:font-style="normal" fo:font-weight="bold" style:font-size-asian="16pt" style:font-weight-asian="bold" style:font-size-complex="16pt" style:font-weight-complex="bold"/>
    </style:style>
    <style:style style:name="T18" style:family="text">
      <style:text-properties fo:font-variant="normal" fo:text-transform="none" fo:color="#222222" style:font-name="Arial" fo:font-size="16pt" fo:letter-spacing="normal" fo:font-style="normal" fo:font-weight="normal" style:font-size-asian="16pt" style:font-size-complex="16pt"/>
    </style:style>
    <style:style style:name="T19" style:family="text">
      <style:text-properties fo:font-variant="normal" fo:text-transform="none" fo:color="#222222" style:font-name="Arial" fo:letter-spacing="normal" fo:font-style="normal" fo:font-weight="normal"/>
    </style:style>
    <style:style style:name="T20" style:family="text">
      <style:text-properties fo:font-variant="normal" fo:text-transform="none" fo:color="#222222" style:font-name="Arial" fo:letter-spacing="normal" fo:language="cs" fo:country="CZ" fo:font-style="normal" style:text-underline-style="none" fo:font-weight="normal" style:font-weight-asian="normal" style:font-weight-complex="normal"/>
    </style:style>
    <style:style style:name="T21" style:family="text">
      <style:text-properties fo:font-variant="normal" fo:text-transform="none" fo:color="#222222" style:font-name="Arial" fo:letter-spacing="normal" fo:language="cs" fo:country="CZ" fo:font-style="normal" fo:font-weight="normal"/>
    </style:style>
    <style:style style:name="T22" style:family="text">
      <style:text-properties fo:font-variant="normal" fo:text-transform="none" fo:color="#336600" style:font-name="Arial" fo:letter-spacing="normal" fo:font-style="normal" fo:font-weight="bold" style:font-weight-asian="bold" style:font-weight-complex="bold"/>
    </style:style>
    <style:style style:name="T23" style:family="text">
      <style:text-properties fo:font-variant="normal" fo:text-transform="none" fo:color="#000080" style:font-name="Arial" fo:font-size="16pt" fo:letter-spacing="normal" fo:font-style="normal" fo:font-weight="bold" style:font-size-asian="16pt" style:font-weight-asian="bold" style:font-size-complex="16pt" style:font-weight-complex="bold"/>
    </style:style>
    <style:style style:name="T24" style:family="text">
      <style:text-properties fo:font-variant="normal" fo:text-transform="none" fo:color="#336633" style:font-name="Arial" fo:font-size="16pt" fo:letter-spacing="normal" fo:font-style="normal" fo:font-weight="bold" style:font-size-asian="16pt" style:font-weight-asian="bold" style:font-size-complex="16pt" style:font-weight-complex="bold"/>
    </style:style>
    <style:style style:name="T25" style:family="text">
      <style:text-properties fo:font-variant="normal" fo:text-transform="none" fo:color="#336633" style:text-line-through-style="none" style:font-name="Arial" fo:font-size="16pt" fo:letter-spacing="normal" fo:font-style="normal" style:text-underline-style="none" fo:font-weight="bold" style:text-blinking="false" style:font-size-asian="16pt" style:font-weight-asian="bold" style:font-size-complex="16pt" style:font-weight-complex="bold"/>
    </style:style>
    <style:style style:name="T26" style:family="text">
      <style:text-properties fo:font-variant="normal" fo:text-transform="none" fo:font-size="16pt" fo:letter-spacing="normal" fo:language="cs" fo:country="CZ" fo:font-style="normal" fo:font-weight="bold" style:font-size-asian="16pt" style:font-weight-asian="bold" style:font-size-complex="16pt" style:font-weight-complex="bold"/>
    </style:style>
    <style:style style:name="T27" style:family="text">
      <style:text-properties fo:font-variant="normal" fo:text-transform="none" fo:color="#007826" style:font-name="Arial" fo:letter-spacing="normal" fo:font-style="normal" fo:font-weight="bold" style:font-weight-asian="bold" style:font-weight-complex="bold"/>
    </style:style>
    <style:style style:name="T28" style:family="text">
      <style:text-properties fo:color="#222222"/>
    </style:style>
    <style:style style:name="T29" style:family="text">
      <style:text-properties fo:color="#222222" style:font-name="Arial"/>
    </style:style>
    <style:style style:name="T30" style:family="text">
      <style:text-properties fo:color="#222222" style:font-name="sans-serif"/>
    </style:style>
    <style:style style:name="T31" style:family="text">
      <style:text-properties style:font-name="Arial"/>
    </style:style>
    <style:style style:name="T32" style:family="text">
      <style:text-properties style:font-name="Arial" fo:font-weight="normal" style:font-weight-asian="normal" style:font-weight-complex="normal"/>
    </style:style>
    <style:style style:name="T33" style:family="text">
      <style:text-properties style:font-name="Arial" fo:language="en" fo:country="US" fo:font-weight="normal" style:font-weight-asian="normal" style:font-weight-complex="normal"/>
    </style:style>
    <style:style style:name="T34" style:family="text">
      <style:text-properties fo:font-weight="normal" style:font-weight-asian="normal" style:font-weight-complex="normal"/>
    </style:style>
    <style:style style:name="T35" style:family="text">
      <style:text-properties fo:color="#006600" fo:font-weight="bold" style:font-weight-asian="bold" style:font-weight-complex="bold"/>
    </style:style>
    <style:style style:name="T36" style:family="text">
      <style:text-properties style:text-line-through-style="none" style:text-blinking="false"/>
    </style:style>
    <style:style style:name="T37" style:family="text">
      <style:text-properties fo:color="#0d0d0d"/>
    </style:style>
    <style:style style:name="T38" style:family="text">
      <style:text-properties fo:font-size="16pt" fo:font-weight="normal" style:font-size-asian="16pt" style:font-weight-asian="normal" style:font-size-complex="16pt" style:font-weight-complex="normal"/>
    </style:style>
    <style:style style:name="T39" style:family="text">
      <style:text-properties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obrý den,</text:p>
      <text:p text:style-name="P1">jmenuji se Dalibor Pavlík. Chtěl <text:span text:style-name="T1">bych</text:span> se vás zeptat na něco, co se týká mé činnosti a CC licencí. <text:span text:style-name="T1">Za jakoukoli odpov</text:span>ěď bud<text:span text:style-name="T1">u</text:span> vděčný.</text:p>
      <text:p text:style-name="P1"/>
      <text:p text:style-name="P10">POVOLENÍ</text:p>
      <text:p text:style-name="P1">Začal jsem tvořit buddhistický YouTube kanál PANDITA CZ.</text:p>
      <text:p text:style-name="P1"/>
      <text:p text:style-name="P1">https://www.youtube.com/channel/UC1IIp3Yo_PaJPsEU9BUk1ew</text:p>
      <text:p text:style-name="P1"/>
      <text:p text:style-name="P1">Od Buddhistické společnosti Západní Austrálie (BSZA) mám povolení používat videa z jejich YouTube kanálu. <text:s/></text:p>
      <text:p text:style-name="P1"/>
      <text:p text:style-name="P1">https://www.youtube.com/user/BuddhistSocietyWA</text:p>
      <text:p text:style-name="P1"/>
      <text:p text:style-name="P1">To znamená, že můžu ta videa stáhnout, vytvořit k nim titulky nebo české znění, a umístit je na můj YouTube kanál PANDITA CZ. </text:p>
      <text:p text:style-name="P1"/>
      <text:p text:style-name="P21">VYTVOŘENÉ TITULKY </text:p>
      <text:p text:style-name="P37">Ke dne<text:span text:style-name="T4">šnímu dni (</text:span>28.5.2021<text:span text:style-name="T4">) jsem vytvořil titulky k těmto videím:</text:span></text:p>
      <text:p text:style-name="P1">Čtyři způsoby, jak se pustit -<text:span text:style-name="T1"> </text:span>Four Ways of Letting Go </text:p>
      <text:p text:style-name="P1">Inteligence není moudrost -<text:span text:style-name="T1"> Inteligence is Not Wisdom </text:span></text:p>
      <text:p text:style-name="P1">Učíme se, jak být v klidu sami se sebou -<text:span text:style-name="T1"> Learn to be at </text:span>p<text:span text:style-name="T1">eace with </text:span>yourself</text:p>
      <text:p text:style-name="P10"><text:soft-page-break/>AUTORSKÝ ZÁKON</text:p>
      <text:p text:style-name="P1">Autorský zákon <text:s/><text:span text:style-name="T1">[ </text:span><text:span text:style-name="T32">zákon č. 121/2000 </text:span><text:span text:style-name="T33">]</text:span><text:span text:style-name="T31"> </text:span>chrání moji práci, kterou jsem odvedl na těchto titulcích. To ale není přesně to, co bych chtěl. České buddhistické komunitě – té současné i té v budoucnosti – <text:s/>bych chtěl nechat <text:span text:style-name="T1">tento vzkaz</text:span>:</text:p>
      <text:p text:style-name="P1"/>
      <text:p text:style-name="P1">„Ahoj. Určitě neváhejte. Všechno, co jsem vytvořil, můžete použít, jak jen budete chtít. Nemusíte ani nikde uvádět moje jméno. Máte povolení moji práci použít.“</text:p>
      <text:p text:style-name="P1"/>
      <text:p text:style-name="P1">Jak to ale můžu udělat? </text:p>
      <text:p text:style-name="P1"/>
      <text:p text:style-name="P4">Jako ide<text:span text:style-name="T4">ální se mi zdálo použít ke zveřejnění mojí práce licenci CC0 1.0. Zveřejněním mojí práce za podmínek této licence bych se jako autor vzdal všech práv, která souvisí s prací, kterou jsem vložil do tvorby titulků. To ale autorský zákon neumožnuje </text:span>[ <text:span text:style-name="T4">§11- (4), §26 - (1) </text:span>].</text:p>
      <text:p text:style-name="P4"/>
      <text:p text:style-name="P5"><text:span text:style-name="T4">Dobře tuto situaci popisuje následující pasáž z knihy </text:span><text:span text:style-name="T6">Veřejné licence v České republice 2.0. </text:span><text:span text:style-name="T7">Najdete ji na stránce 55.</text:span></text:p>
      <text:p text:style-name="P3"/>
      <text:p text:style-name="P3"/>
      <text:p text:style-name="P3"/>
      <text:p text:style-name="P3"/>
      <text:p text:style-name="P29"><text:soft-page-break/></text:p>
      <text:p text:style-name="P29">V souvislosti s licencemi Creative Commons se lze setkat ještě se dvěma nástroji. Konkrétně se jedná o „licenci“ CC0 (CC Zero) a tzv. Public Domain Mark. </text:p>
      <text:p text:style-name="P29"/>
      <text:p text:style-name="P30">• CC0 je zamýšlen jako nástroj, kterým se autor vzdává veškerých práv ke konkrétnímu dílu. V České republice by ovšem takové právní jednání nebylo platné, neboť není právem dovolené. CC Zero na tyto situace ovšem pamatuje a v případě nedovolenosti takového jednání stanovuje, že se jedná o maximální možnou právem dovolenou licenci („Public License Fallback“) – tedy licenci Creative Commons „Uveďte autora“ 4.0. V rámci bezproblémové aplikace nedoporučujeme tento nástroj užívat a místo něj raději používat nejliberálnější univerzální licenci Creative Commons „Uveďte autora“ 4.0. </text:p>
      <text:p text:style-name="P29"/>
      <text:p text:style-name="P32">Zdroj:</text:p>
      <text:p text:style-name="P32">Veřejné licence v České republice, <text:span text:style-name="T4">verze 2.0</text:span></text:p>
      <text:p text:style-name="P32"><text:span text:style-name="T4">Kolektiv autorů: </text:span>Matěj Myška, Radim Polčák, </text:p>
      <text:p text:style-name="P33"><text:span text:style-name="T34">Jaromír Šavelka, Libor Kyncl </text:span><text:span text:style-name="T8">a </text:span><text:span text:style-name="T34">Iveta Sviráková <text:line-break/></text:span></text:p>
      <text:p text:style-name="P1"/>
      <text:p text:style-name="P1">Budu tedy pro moji činnost používat licenci CC <text:span text:style-name="T34">Uveďte autora 4.0. Název této licence je překládán i jako CC Uveďtě původ 4.0.</text:span></text:p>
      <text:p text:style-name="P9"><text:soft-page-break/><text:span text:style-name="T2">P</text:span><text:span text:style-name="T10">ŘEKÁŽKA</text:span></text:p>
      <text:p text:style-name="P1">Problém je, že nejsem vlastníkem videí, ke kterým jsem titulky vytvořil. Vlastníkem těchto videí je Buddhistická společnost Západní Austrálie. Proto nemůžu být ani vlastníkem celého textu titulků, které jsem vytvořil. A proto je ani nemůžu publikovat pod licencí <text:span text:style-name="T34">CC Uveďt</text:span><text:span text:style-name="T3">e</text:span><text:span text:style-name="T34"> původ 4.0.</text:span></text:p>
      <text:p text:style-name="P2"/>
      <text:p text:style-name="P1">Dá se to nějak vyřešit?</text:p>
      <text:p text:style-name="P1"/>
      <text:p text:style-name="P1">Mohl bych publikovat pod licencí CC <text:span text:style-name="T34">Uveďt</text:span><text:span text:style-name="T3">e</text:span><text:span text:style-name="T34"> původ 4.0.</text:span> jenom práci, kterou jsem na titulcích odvedl? </text:p>
      <text:p text:style-name="P1"/>
      <text:p text:style-name="P9"><text:span text:style-name="T2">D</text:span><text:span text:style-name="T10">OBRÝ DŮSLEDEK</text:span></text:p>
      <text:p text:style-name="P1">Pokud bych mohl zvěřejnit pod licencí CC <text:span text:style-name="T34">Uveďt</text:span><text:span text:style-name="T3">e</text:span><text:span text:style-name="T34"> původ 4.0.</text:span> jenom moji práci na titulcích, mělo by to jeden velmi dobrý důsledek.</text:p>
      <text:p text:style-name="P1"/>
      <text:p text:style-name="P1">V budoucnosti by v České republice mohl dostat povolení požívat videa BSZA někdo další. Pokud by se tak stalo, nemuseli by se mě držitelé tohoto povolení ptát i na moje povolení. Moje povolení by bylo garantováno zveřejněním mojí práce pod licencí C<text:span text:style-name="T1">C </text:span><text:span text:style-name="T34">Uveďt</text:span><text:span text:style-name="T3">e</text:span><text:span text:style-name="T34"> původ 4.0.</text:span></text:p>
      <text:p text:style-name="P2"/>
      <text:p text:style-name="P10"/>
      <text:p text:style-name="P10"><text:soft-page-break/>ODPOVĚĎ</text:p>
      <text:p text:style-name="P1">Přiznám, že opravdu nevím, jestli CC licenci můžu aplikovat jen na práci, kterou jsem na titulcích odvedl. Z nasledujících dvou pasáží se mi ale zdá, že to možné je <text:span text:style-name="T1">[viz. mod</text:span>ře zvýrazněné části<text:span text:style-name="T1">]</text:span> Jen dostatečně musím nabyvatele licence dobře upozornit na to, na které části se licence vztahuje a na které nikoli <text:span text:style-name="T1">[viz. Zelen</text:span>ě zvýrazněné části<text:span text:style-name="T1">].</text:span> </text:p>
      <text:p text:style-name="P1"/>
      <text:p text:style-name="P1">Vždy uvádím nejdříve odkaz na stránku a potom ze stránky cituji. </text:p>
      <text:p text:style-name="P11"><text:span text:style-name="Strong_20_Emphasis"><text:span text:style-name="T26"/></text:span></text:p>
      <text:p text:style-name="P1"><text:a xlink:type="simple" xlink:href="https://creativecommons.org/faq/#may-i-apply-a-cc-license-to-my-work-if-it-incorporates-material-used-under-fair-use-or-another-exception-or-limitation-to-copyright" text:style-name="Internet_20_link" text:visited-style-name="Visited_20_Internet_20_Link">https://creativecommons.org/faq/#may-i-apply-a-cc-license-to-my-work-if-it-incorporates-material-used-under-fair-use-or-another-exception-or-limitation-to-copyright</text:a></text:p>
      <text:p text:style-name="P1"/>
      <text:p text:style-name="P31"/>
      <text:p text:style-name="P28"><text:bookmark text:name="may-i-apply-a-cc-license-to-my-work-if-it-incorporates-material-used-under-fair-use-or-another-exception-or-limitation-to-copyright"/><text:span text:style-name="T5">„</text:span>May I apply a CC license to my work if it incorporates material used under fair use or another exception or limitation to copyright?</text:p>
      <text:p text:style-name="P27"><text:span text:style-name="T17">Yes, but it is important to prominently mark any third party material you incorporate into your work so reusers do not think the CC license applies to that material.</text:span><text:span text:style-name="T11"> </text:span><text:span text:style-name="T16">The CC license only applies to the rights you have in the work.</text:span><text:span text:style-name="T11"> For example, if your CC-licensed slide deck includes a Flickr image you are using pursuant to </text:span><text:soft-page-break/><text:span text:style-name="T11">fair use, make sure to identify that image as not being subject to the CC license. For more information about incorporating work owned by others, see our page about </text:span><text:a xlink:type="simple" xlink:href="https://wiki.creativecommons.org/wiki/Marking/Creators/Marking_third_party_content" text:style-name="Internet_20_link" text:visited-style-name="Visited_20_Internet_20_Link"><text:span text:style-name="T15">marking third party content</text:span></text:a><text:span text:style-name="T11">. Read more considerations for licensors </text:span><text:a xlink:type="simple" xlink:href="https://wiki.creativecommons.org/wiki/Considerations_for_licensors_and_licensees" text:style-name="Internet_20_link" text:visited-style-name="Visited_20_Internet_20_Link"><text:span text:style-name="T15">here</text:span></text:a><text:span text:style-name="T11">.</text:span><text:span text:style-name="T12">“</text:span></text:p>
      <text:p text:style-name="P15"/>
      <text:p text:style-name="P15"/>
      <text:p text:style-name="P38"><text:a xlink:type="simple" xlink:href="https://wiki.creativecommons.org/wiki/Marking/Creators/Marking_third_party_content" text:style-name="Internet_20_link" text:visited-style-name="Visited_20_Internet_20_Link">https://wiki.creativecommons.org/wiki/Marking/Creators/Marking_third_party_content</text:a></text:p>
      <text:p text:style-name="P39"/>
      <text:p text:style-name="P59"/>
      <text:p text:style-name="P36"><text:span text:style-name="T23">When a creator or rightsholder applies a Creative Commons license to a work, the license automatically applies to any copyrights the licensor has in the entire work.</text:span><text:span text:style-name="T18"> </text:span><text:span text:style-name="T24">Ideally, licensors will have </text:span><text:a xlink:type="simple" xlink:href="https://wiki.creativecommons.org/wiki/Considerations_for_licensors_and_licensees#Nature_and_adequacy_of_rights" text:style-name="Internet_20_link" text:visited-style-name="Visited_20_Internet_20_Link"><text:span text:style-name="T25">all the rights necessary to license a work</text:span></text:a><text:span text:style-name="T24">, since they otherwise potentially expose users to liability. Alternatively, licensors that do not have all the necessary rights can inform users with notice statements and/or marking that explains the limitations on the license, warning, for instance, that a particular element of a work is not freely available or that additional rights </text:span><text:span text:style-name="T24">clearance may be necessary.</text:span><text:span text:style-name="T18"> Some licensors may also wish to exempt certain portions of a work from the application of the CC license. For instance, a creator may wish to apply a CC license to one chapter of a book. Creative Commons licenses are flexible in their </text:span><text:soft-page-break/><text:span text:style-name="T18">application, and licensors may use them as they find appropriate. To avoid confusion or misunderstanding on the part of users, however, it is important to mark a work clearly to identify portions not subject to the CC license.</text:span></text:p>
      <text:p text:style-name="P38"/>
      <text:p text:style-name="P60">V následujích částech tohoto textu budu předpokládat, že můžu aplikovat CC licenci jen na práci, kterou jsem vložil do tvorby titulků. </text:p>
      <text:p text:style-name="P60"/>
      <text:p text:style-name="P60">Pokud tedy můžu publikovat pod licencí CC jen práci, kterou jsem vložil do tvorby titulků, jak to můžu udělat? Jakým způsobem můžu upozornit potencionální uživatele, že za podmínek licence CC není zveřejněn celý text českých titulků ale pouze práce, kterou jsem vložil do jejich tvorby?</text:p>
      <text:p text:style-name="P40"/>
      <text:p text:style-name="P40"/>
      <text:p text:style-name="P17">POZNÁMKA PRO UŽIVATELE</text:p>
      <text:p text:style-name="P12">Každé dílo, které je publikováno pod licencí CC, je opatřeno poznámkou (informací), ze které je zřetelné, za jakých podmínek může potencionální uživatel (nabyvatel licence) dílo použít. V případě wikipedie je tato poznámka velmi stručná (odkazuje ale i na stránku, na které je velmi podrobně vysvětleno, jak wikipedie funguje):</text:p>
      <text:p text:style-name="P12"/>
      <text:p text:style-name="P35"/>
      <text:p text:style-name="P35"><text:bookmark text:name="footer-info-copyright"/><text:bookmark text:name="footer-info"/><text:soft-page-break/>Text je dostupný pod <text:a xlink:type="simple" xlink:href="https://creativecommons.org/licenses/by-sa/3.0/deed.cs" text:style-name="Internet_20_link" text:visited-style-name="Visited_20_Internet_20_Link"><text:span text:style-name="T36">licencí Creative Commons Uveďte autora – Zachovejte licenci</text:span></text:a>, případně za dalších podmínek. Podrobnosti naleznete na stránce <text:a xlink:type="simple" xlink:href="https://foundation.wikimedia.org/wiki/Podmínky_užití" text:style-name="Internet_20_link" text:visited-style-name="Visited_20_Internet_20_Link"><text:span text:style-name="T36">Podmínky užití</text:span></text:a>.</text:p>
      <text:p text:style-name="P35"/>
      <text:p text:style-name="P12"/>
      <text:p text:style-name="P12">I já bych měl k souborům s titulky připojit poznámku, ve kterém budu potencionální uživatele informovat o tom, za jakých podmínek můžou moji prací použít. A jak by taková poznámka měla vypadat? O tom jsem se více dozvěděl na následujích stránkách, jejich části opět cituji.</text:p>
      <text:p text:style-name="P12"/>
      <text:p text:style-name="P12">Je z nich zřetelné, že pro tuto poznámku neexistují nějaká striktní pravidla. Je opravdu na každém autorovi, jako poznámku si napíše. Jen je z těchto pasáží opět zřetelný důraz na to, že by potencionální uživatel mojí práce by měl vědět, za jakých podmínek může moji práci použít. </text:p>
      <text:p text:style-name="P12"/>
      <text:p text:style-name="P12">https://wiki.creativecommons.org/wiki/Marking/Creators/Marking_third_party_content#Notices_and_marking<text:line-break/></text:p>
      <text:p text:style-name="P25"/>
      <text:p text:style-name="P34"><text:span text:style-name="T20">„</text:span><text:span text:style-name="T19">CC licenses are designed to let others know how they may use a </text:span><text:span text:style-name="T19">work without infringing copyright. </text:span><text:span text:style-name="T22">Sometimes, it may be helpful for a licensor to offer users guidance beyond the terms of the license.</text:span><text:span text:style-name="T19"> </text:span><text:soft-page-break/><text:span text:style-name="T27">CC licensors can use notices and marking to inform users of any limitations on the application of the CC license to their work.</text:span><text:span text:style-name="T19"> Typically, creators give either a notice visually next to the relevant content, or at the beginning or end of a work, as appropriate for the medium, or both. </text:span><text:span text:style-name="T22">There is no singular, correct way to give a notice, and different situations may require more or less complicated notices and marking.</text:span><text:span text:style-name="T19"> CC offers </text:span><text:span text:style-name="T21">additional explanation and tips </text:span><text:span text:style-name="T19">on giving thorough notices and marking for works.</text:span><text:span text:style-name="T29"> </text:span><text:span text:style-name="T20">“</text:span><text:span text:style-name="T13"> </text:span></text:p>
      <text:p text:style-name="P24"/>
      <text:p text:style-name="P12"/>
      <text:p text:style-name="P12"><text:a xlink:type="simple" xlink:href="https://wiki.creativecommons.org/wiki/Marking/Creators/Marking_third_party_content#Two_common_marking_pracices" text:style-name="Internet_20_link" text:visited-style-name="Visited_20_Internet_20_Link">https://wiki.creativecommons.org/wiki/Marking/Creators/Marking_third_party_content#Two_common_marking_pracices</text:a></text:p>
      <text:p text:style-name="P12"/>
      <text:p text:style-name="P16">[c<text:span text:style-name="T4">itovaná pasáž je až v druhém odstavci</text:span>]</text:p>
      <text:p text:style-name="P12"/>
      <text:p text:style-name="P25"/>
      <text:p text:style-name="P24"><text:span text:style-name="T28">As a best practice, licensors should give clear and effective notices. Notice may be in any form the licensor chooses and should clearly explain what rights and substantive portions of a work are and are not </text:span><text:span text:style-name="T28">licensed. </text:span></text:p>
      <text:p text:style-name="P25"/>
      <text:p text:style-name="P12"/>
      <text:p text:style-name="P12"><text:a xlink:type="simple" xlink:href="https://wiki.creativecommons.org/wiki/Marking/Creators/Marking_third_party_content#Tips_for_a_clear_and_informative_notice" text:style-name="Internet_20_link" text:visited-style-name="Visited_20_Internet_20_Link">https://wiki.creativecommons.org/wiki/Marking/Creators/Marking_third</text:a><text:soft-page-break/><text:a xlink:type="simple" xlink:href="https://wiki.creativecommons.org/wiki/Marking/Creators/Marking_third_party_content#Tips_for_a_clear_and_informative_notice" text:style-name="Internet_20_link" text:visited-style-name="Visited_20_Internet_20_Link">_party_content#Tips_for_a_clear_and_informative_notice</text:a></text:p>
      <text:p text:style-name="P12"/>
      <text:p text:style-name="P26"/>
      <text:p text:style-name="P24"><text:span text:style-name="T30">There is no one, right way to give notice, and different situations may require more or less complicated notices and marking. The following tips may be helpful, however, in designing a clear and informative notice.</text:span> </text:p>
      <text:p text:style-name="P24"/>
      <text:p text:style-name="P12"/>
      <text:p text:style-name="P17">YOUTUBE </text:p>
      <text:p text:style-name="P12">Titulky, které jsem vytvořil a chtěl bych na ně aplikovat CC licenci, používám na YouTube. Můžu informaci o tom, že na titulky byla aplikována CC licence, dát k dispozici i na YouTube?</text:p>
      <text:p text:style-name="P17"/>
      <text:p text:style-name="P12">Na následující stránce jsem našel zmínku o tom, <text:s/>že informaci o </text:p>
      <text:p text:style-name="P12">CC licencích je možné vkládat i do popisků každého videa na YouTube.</text:p>
      <text:p text:style-name="P12"/>
      <text:p text:style-name="P12"><text:a xlink:type="simple" xlink:href="https://creativecommons.org/faq/#how-do-i-apply-a-creative-commons-license-to-my-material" text:style-name="Internet_20_link" text:visited-style-name="Visited_20_Internet_20_Link">https://creativecommons.org/faq/#how-do-i-apply-a-creative-</text:a><text:a xlink:type="simple" xlink:href="https://creativecommons.org/faq/#how-do-i-apply-a-creative-commons-license-to-my-material" text:style-name="Internet_20_link" text:visited-style-name="Visited_20_Internet_20_Link">commons-license-to-my-material</text:a></text:p>
      <text:p text:style-name="P12"/>
      <text:p text:style-name="P24"><text:span text:style-name="Strong_20_Emphasis"><text:span text:style-name="T38"/></text:span></text:p>
      <text:p text:style-name="P24"><text:span text:style-name="Strong_20_Emphasis"><text:span text:style-name="T34">„</text:span></text:span><text:span text:style-name="Strong_20_Emphasis"><text:span text:style-name="T9">For third-party platforms</text:span></text:span>: Many media platforms like Flickr, <text:soft-page-break/>YouTube, and SoundCloud have built-in Creative Commons capabilities, letting users mark their material with a CC license through their account settings. The benefit of using this functionality is that it allows other people to find your content when searching those plattforms for CC-licensed material. <text:span text:style-name="T35">If the platform where you’re uploading your content does not support CC licensing, you can still identify your content as CC-licensed in the text description of your content.</text:span>“</text:p>
      <text:p text:style-name="P24"/>
      <text:p text:style-name="P12"/>
      <text:p text:style-name="P12">O možnosti uveśt informaci o CC licencích v popisku YouTube videa informuje i Edinburská univerzita.</text:p>
      <text:p text:style-name="P12"/>
      <text:p text:style-name="P13"><text:a xlink:type="simple" xlink:href="https://open.ed.ac.uk/how-to-guides/adding-a-creative-commons-licence-to-your-resource/applying-a-cc-licence-on-youtube/" text:style-name="Internet_20_link" text:visited-style-name="Visited_20_Internet_20_Link">https://open.ed.ac.uk/how-to-guides/adding-a-creative-commons-licence-to-your-resource/applying-a-cc-licence-on-youtube/</text:a></text:p>
      <text:p text:style-name="P13"/>
      <text:p text:style-name="P13"><text:a xlink:type="simple" xlink:href="http://www.docs.is.ed.ac.uk/docs/ede/How_to_apply_a_CC_licence_on_YouTube.pdf" text:style-name="Internet_20_link" text:visited-style-name="Visited_20_Internet_20_Link">http://www.docs.is.ed.ac.uk/docs/ede/How_to_apply_a_CC_licence_on_YouTube.pdf</text:a></text:p>
      <text:p text:style-name="P18"/>
      <text:p text:style-name="P17">Ř<text:span text:style-name="T1">E</text:span>ŠENÍ</text:p>
      <text:p text:style-name="P12">Nyní se pokusím využít všechno, co jsem dosud o CC licencích naučil. Udělám teď několik kroků, o kterých si myslím, že by mohly vést k tomu, že <text:s/>moji práci na titulcích zveřejním za podmínek licence <text:soft-page-break/>CC Uveďte původ 4.0 Mezinárodní.</text:p>
      <text:p text:style-name="P12"/>
      <text:list xml:id="list3963378667673891273" text:style-name="L2">
        <text:list-header>
          <text:p text:style-name="P53">1. V každém souboru s titulky je Poslední titulek, ve kterém informuji potencionální uživatele mojí práce (nabyvatele licence) o tom, za jakých podmínek můžou titulky použít. Text tohoto Posledního titulku je vždy stejný a zní takto.</text:p>
        </text:list-header>
      </text:list>
      <text:p text:style-name="P20"/>
      <text:p text:style-name="P22"/>
      <text:p text:style-name="P47">Video, ke kterému byly vytvořeny tyto české titulky, je ve vlastnictví Buddhistické společnost Západní Austrálie. Autorem těchto českých titulků je Dalibor Pavlík. Jeho práce na tvorbě titulků je licencována za podmínek licence CC Uveďtě původ 4.0. Mezinárodní.<text:line-break/><text:line-break/>Odkaz na zkrácený text licence najdete na adrese:<text:line-break/><text:span text:style-name="T39">https://creativecommons.org/licenses/by/4.0/deed.cs </text:span></text:p>
      <text:p text:style-name="P49"/>
      <text:p text:style-name="P22">Licence se nevztahuje na celý text titulků, vztahuje se pouze k práci, která byla vložena do jejich tvorby. Z toho vyplývá, že pokud někdo bude chtít tyto titulky použít, tak:</text:p>
      <text:list xml:id="list5899031005765757693" text:style-name="L1">
        <text:list-header>
          <text:p text:style-name="P46"/>
          <text:p text:style-name="P46">- k tomu musí mít souhlas Buddhistické společnosti Západní Austrálie, která je vlastníkem předlohy, podle které byly tyto titulky vytvořeny. </text:p>
          <text:p text:style-name="P46"/>
          <text:p text:style-name="P46"><text:soft-page-break/>- nemusí mít souhlas autora českých titulků, který je podle předlohy vytvořil. V případě použití titulků je nutné pouze uvést jeho jméno. </text:p>
        </text:list-header>
      </text:list>
      <text:p text:style-name="P22"/>
      <text:p text:style-name="P54"/>
      <text:p text:style-name="P20">Všechny tři soubory s titulky jsem nahrál ve formátu .srt na YouTube. O přítomnosti Posledního titulku na YouTube se můžete přesvědčit tak, že zapnete titulky. </text:p>
      <text:p text:style-name="P20"/>
      <text:p text:style-name="P20">Zároveň jsem všechny tři soubory s titulky – a to i s Posledním titulkem – nahrál na google disk, který je a bude veřejně dostupný prostřednictvím úvodní stránky k tomuto webu.</text:p>
      <text:p text:style-name="P20"/>
      <text:p text:style-name="P22"/>
      <text:p text:style-name="P22">Toto je technická poznámka. Titulkům, které lze vypnout a zapnout se říká „měkké“ titulky. Titůlkům, které jsou do videa vytištěny a nejde je vypnout, se říká „tvrdé“ titulky.</text:p>
      <text:p text:style-name="P22"/>
      <text:p text:style-name="P22">Součástí všech tří videí, která jsem zmínil na začátku této stránky, jsou jak „měkké“ titulky, tak titulky „natvrdo“. Poslední titulek s informaci o možnosti použití titulků není součástí „tvrdých“ titulků: tyto titulky jsem vytvářel před několika měsíc a v té době jsem ještě o použití Posledního titulku neuvažoval. U dalších videí bych chtěl Poslední titulek tisknout do všech videí. </text:p>
      <text:p text:style-name="P22"><text:soft-page-break/></text:p>
      <text:p text:style-name="P19"/>
      <text:p text:style-name="P12">2. Na výše zmíněný google disk jsem nahrál soubor, ve kterém jsou informace o možnosti titulky použít.</text:p>
      <text:p text:style-name="P12"/>
      <text:p text:style-name="P24"/>
      <text:p text:style-name="P51">Oprávnění k <text:s/>použití za podmínek licence </text:p>
      <text:p text:style-name="P51">CC Uveďte původ 4.0. Mezinárodní</text:p>
      <text:p text:style-name="P48"/>
      <text:p text:style-name="P48">V této složce jsou uloženy české titulky. <text:span text:style-name="T1">V</text:span>šechny byly vytvořeny k videím, která jsou ve vlastnictví Buddhistické společnosti Západní <text:s/>Austrálie. </text:p>
      <text:p text:style-name="P48"/>
      <text:p text:style-name="P47">Autorem těchto titulků je Dalibor Pavlík. Práce na jejich tvorbě je licencována za podmínek licence </text:p>
      <text:p text:style-name="P47">CC Uveďtě původ 4.0. Mezinárodní.<text:line-break/><text:line-break/>Odkaz na zkrácený text licence najdete na adrese:<text:line-break/><text:span text:style-name="T39">https://creativecommons.org/licenses/by/4.0/deed.cs </text:span></text:p>
      <text:p text:style-name="P49"/>
      <text:p text:style-name="P22">Licence se nevztahuje na celý text titulků, vztahuje se pouze k práci, která byla vložena do jejich tvorby. Z toho vyplývá, že pokud někdo bude chtít tyto titulky použít, tak:</text:p>
      <text:list xml:id="list35601510" text:continue-numbering="true" text:style-name="L1">
        <text:list-header>
          <text:p text:style-name="P46"><text:soft-page-break/></text:p>
        </text:list-header>
        <text:list-item>
          <text:p text:style-name="P46">k tomu musí mít souhlas Buddhistické společnosti Západní Austrálie, která je vlastníkem předlohy, podle které byly tyto titulky vytvořeny. </text:p>
          <text:p text:style-name="P46"/>
        </text:list-item>
        <text:list-item>
          <text:p text:style-name="P46">nemusí mít souhlas autora českých titulků, který je podle předlohy vytvořil. V případě použití titulků je nutné pouze uvést jeho jméno. </text:p>
          <text:p text:style-name="P46"/>
        </text:list-item>
      </text:list>
      <text:p text:style-name="P50"><text:span text:style-name="T14">Tato licence se vztahuje ke všem souborům, které jsou v této složce.<text:line-break/></text:span></text:p>
      <text:p text:style-name="P20"/>
      <text:p text:style-name="P20">To znamená, že informace o CC licenci a možnosti titulky použít je vždy k dispozici na třech místech: v titulcích na youtube; v souboru s titulky, který <text:span text:style-name="T1">je </text:span>k dispozici na <text:span text:style-name="T1">ve</text:span>řejně dostupném google disku; <text:span text:style-name="T1">v </text:span>souboru, ve kterém je pouze informace o možnosti titulky použít: i tento soubor je k dispozici na veřejně dostupném google disku, a to ve stejné složce jako titulky.</text:p>
      <text:p text:style-name="P20"/>
      <text:p text:style-name="P12">3. Do popisku všech tří videí, které jsou na mém YouTube kanálu a ke kterým jsem vytvořil české titulky, jsem přidal tento text. </text:p>
      <text:p text:style-name="P12"/>
      <text:p text:style-name="P24"/>
      <text:p text:style-name="P44"><text:soft-page-break/>//LICENCE K ČESKÝM TITULKŮM </text:p>
      <text:p text:style-name="P41">Podrobné informace o možnosti použít české titulky k tomuto videu najdete na:</text:p>
      <text:p text:style-name="P24"><text:span text:style-name="T37">https://drive.google.com/drive/u/0/folders/16nYDrS2RoqtO4ttlh4zDNIQW5lw3t0vA</text:span> </text:p>
      <text:p text:style-name="P43"/>
      <text:p text:style-name="P20"/>
      <text:p text:style-name="P20">Nedal jsem tedy do popisku k videím celý text s informací o možnosti titulky použít. Zdálo se mi to už zbytečné. Určitě bych to ale udělat mohl. </text:p>
      <text:p text:style-name="P20"/>
      <text:p text:style-name="P19">OTÁZKA NA ZÁVĚR</text:p>
      <text:p text:style-name="P14">Můžu si teď <text:s/>myslet, že je moje práce, kterou jsem vložil do tvorby titulků, licencována za podmínek CC Uveďte původ 4.0 Mezinárodní?<text:line-break/><text:line-break/>Jestli je někde v mých úvahách chyba, určitě budu rád za vaši zpětnou vazbu, radu nebo nějaký tip.</text:p>
      <text:p text:style-name="P14"/>
      <text:p text:style-name="P14">S pozdravem, Dalibor Pavlík</text:p>
      <text:p text:style-name="P14"/>
      <text:p text:style-name="P14"/>
      <text:p text:style-name="P7"/>
      <text:p text:style-name="P6"/>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 Unicode MS" style:font-size-complex="12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20T18:40:27.39</meta:creation-date>
    <dc:date>2021-07-06T15:36:41.04</dc:date>
    <meta:editing-duration>P3DT11H26M41S</meta:editing-duration>
    <meta:editing-cycles>171</meta:editing-cycles>
    <meta:generator>OpenOffice/4.1.9$Win32 OpenOffice.org_project/419m1$Build-9805</meta:generator>
    <dc:creator>Dalibor Pavlík</dc:creator>
    <meta:document-statistic meta:table-count="0" meta:image-count="0" meta:object-count="0" meta:page-count="17" meta:paragraph-count="95" meta:word-count="2187" meta:character-count="14507"/>
  </office:meta>
</office:document-meta>
</file>